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image/png" manifest:full-path="Pictures/rId5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fo:font-weight="bold"/>
    </style:style>
    <style:style style:family="paragraph" style:name="P2" style:display-name="P2">
      <style:paragraph-properties fo:break-before="page"/>
    </style:style>
    <style:style style:family="paragraph" style:name="P3" style:display-name="P3">
      <style:paragraph-properties fo:break-before="column"/>
    </style:style>
    <style:style style:family="paragraph" style:name="P4" style:display-name="P4" style:parent-style-name="List-Paragraph">
      <style:paragraph-properties fo:text-indent="0.000000cm" fo:margin-left="0.635000cm"/>
    </style:style>
    <style:style style:family="paragraph" style:name="P1" style:display-name="P1"/>
    <style:style style:family="section" style:name="Sect1" style:display-name="Sect1">
      <style:section-properties text:dont-balance-text-columns="true">
        <style:columns fo:column-count="1"/>
      </style:section-properties>
    </style:style>
    <style:style style:family="table" style:name="Table1" style:display-name="Table1">
      <style:table-properties style:width="467.500000pt" table:align="left"/>
    </style:style>
    <style:style style:family="table-column" style:name="Table1-col4" style:display-name="Table1.col4">
      <style:table-column-properties style:column-width="63.250000pt"/>
    </style:style>
    <style:style style:family="table-column" style:name="Table1-col5" style:display-name="Table1.col5">
      <style:table-column-properties style:column-width="46.800000pt"/>
    </style:style>
    <style:style style:family="table-column" style:name="Table1-col6" style:display-name="Table1.col6">
      <style:table-column-properties style:column-width="51.150000pt"/>
    </style:style>
    <style:style style:family="table-column" style:name="Table1-col1" style:display-name="Table1.col1">
      <style:table-column-properties style:column-width="211.950000pt"/>
    </style:style>
    <style:style style:family="table-column" style:name="Table1-col2" style:display-name="Table1.col2">
      <style:table-column-properties style:column-width="41.350000pt"/>
    </style:style>
    <style:style style:family="table-column" style:name="Table1-col3" style:display-name="Table1.col3">
      <style:table-column-properties style:column-width="53.000000pt"/>
    </style:style>
    <style:style style:family="table-cell" style:name="Table1-col6-row26" style:display-name="Table1_col6_row26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1" style:display-name="Table1_col1_row1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1-row2" style:display-name="Table1_col1_row2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3" style:display-name="Table1_col1_row3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4" style:display-name="Table1_col1_row4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5" style:display-name="Table1_col1_row5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1-row6" style:display-name="Table1_col1_row6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7" style:display-name="Table1_col1_row7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8" style:display-name="Table1_col1_row8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9" style:display-name="Table1_col1_row9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6-row1" style:display-name="Table1_col6_row1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6-row2" style:display-name="Table1_col6_row2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6-row3" style:display-name="Table1_col6_row3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6-row4" style:display-name="Table1_col6_row4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6-row5" style:display-name="Table1_col6_row5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6-row6" style:display-name="Table1_col6_row6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6-row7" style:display-name="Table1_col6_row7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6-row8" style:display-name="Table1_col6_row8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6-row9" style:display-name="Table1_col6_row9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6-row14" style:display-name="Table1_col6_row14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6-row15" style:display-name="Table1_col6_row15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6-row16" style:display-name="Table1_col6_row16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6-row17" style:display-name="Table1_col6_row17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6-row18" style:display-name="Table1_col6_row18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6-row19" style:display-name="Table1_col6_row19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25" style:display-name="Table1_col3_row25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19" style:display-name="Table1_col5_row19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23" style:display-name="Table1_col2_row23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6-row10" style:display-name="Table1_col6_row10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6-row11" style:display-name="Table1_col6_row11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6-row12" style:display-name="Table1_col6_row12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26" style:display-name="Table1_col1_row26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6-row13" style:display-name="Table1_col6_row13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24" style:display-name="Table1_col4_row24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6-row20" style:display-name="Table1_col6_row20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6-row21" style:display-name="Table1_col6_row21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6-row22" style:display-name="Table1_col6_row22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6-row23" style:display-name="Table1_col6_row23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10" style:display-name="Table1_col5_row10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11" style:display-name="Table1_col5_row11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5-row12" style:display-name="Table1_col5_row12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13" style:display-name="Table1_col5_row13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5" style:display-name="Table1_col3_row5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5-row15" style:display-name="Table1_col5_row15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3-row7" style:display-name="Table1_col3_row7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17" style:display-name="Table1_col5_row17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9" style:display-name="Table1_col3_row9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2" style:display-name="Table1_col2_row2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3" style:display-name="Table1_col2_row3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4" style:display-name="Table1_col2_row4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26" style:display-name="Table1_col3_row26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5" style:display-name="Table1_col2_row5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2-row6" style:display-name="Table1_col2_row6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7" style:display-name="Table1_col2_row7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8" style:display-name="Table1_col2_row8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9" style:display-name="Table1_col2_row9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25" style:display-name="Table1_col4_row25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20" style:display-name="Table1_col3_row20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5-row21" style:display-name="Table1_col5_row21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22" style:display-name="Table1_col5_row22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23" style:display-name="Table1_col5_row23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10" style:display-name="Table1_col4_row10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11" style:display-name="Table1_col4_row11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4-row12" style:display-name="Table1_col4_row12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13" style:display-name="Table1_col4_row13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14" style:display-name="Table1_col4_row14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15" style:display-name="Table1_col4_row15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4-row16" style:display-name="Table1_col4_row16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17" style:display-name="Table1_col4_row17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18" style:display-name="Table1_col4_row18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19" style:display-name="Table1_col4_row19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24" style:display-name="Table1_col2_row24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26" style:display-name="Table1_col5_row26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1" style:display-name="Table1_col5_row1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5-row2" style:display-name="Table1_col5_row2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3" style:display-name="Table1_col5_row3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4" style:display-name="Table1_col5_row4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5" style:display-name="Table1_col5_row5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5-row6" style:display-name="Table1_col5_row6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7" style:display-name="Table1_col5_row7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8" style:display-name="Table1_col5_row8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9" style:display-name="Table1_col5_row9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2" style:display-name="Table1_col3_row2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3" style:display-name="Table1_col3_row3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4" style:display-name="Table1_col3_row4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14" style:display-name="Table1_col5_row14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6" style:display-name="Table1_col3_row6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21" style:display-name="Table1_col4_row21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16" style:display-name="Table1_col5_row16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23" style:display-name="Table1_col4_row23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10" style:display-name="Table1_col3_row10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11" style:display-name="Table1_col3_row11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3-row12" style:display-name="Table1_col3_row12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13" style:display-name="Table1_col3_row13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14" style:display-name="Table1_col3_row14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15" style:display-name="Table1_col3_row15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3-row16" style:display-name="Table1_col3_row16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17" style:display-name="Table1_col3_row17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18" style:display-name="Table1_col3_row18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19" style:display-name="Table1_col3_row19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25" style:display-name="Table1_col2_row25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20" style:display-name="Table1_col4_row20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2-row26" style:display-name="Table1_col2_row26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10" style:display-name="Table1_col1_row10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11" style:display-name="Table1_col1_row11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1-row12" style:display-name="Table1_col1_row12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13" style:display-name="Table1_col1_row13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14" style:display-name="Table1_col1_row14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15" style:display-name="Table1_col1_row15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1-row16" style:display-name="Table1_col1_row16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17" style:display-name="Table1_col1_row17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18" style:display-name="Table1_col1_row18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19" style:display-name="Table1_col1_row19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20" style:display-name="Table1_col2_row20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3-row21" style:display-name="Table1_col3_row21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22" style:display-name="Table1_col3_row22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23" style:display-name="Table1_col3_row23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10" style:display-name="Table1_col2_row10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11" style:display-name="Table1_col2_row11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2-row12" style:display-name="Table1_col2_row12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13" style:display-name="Table1_col2_row13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14" style:display-name="Table1_col2_row14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15" style:display-name="Table1_col2_row15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2-row16" style:display-name="Table1_col2_row16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17" style:display-name="Table1_col2_row17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18" style:display-name="Table1_col2_row18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19" style:display-name="Table1_col2_row19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6-row25" style:display-name="Table1_col6_row25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20" style:display-name="Table1_col5_row20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1-row20" style:display-name="Table1_col1_row20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1-row21" style:display-name="Table1_col1_row21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22" style:display-name="Table1_col1_row22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23" style:display-name="Table1_col1_row23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24" style:display-name="Table1_col1_row24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1-row25" style:display-name="Table1_col1_row25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24" style:display-name="Table1_col5_row24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25" style:display-name="Table1_col5_row25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26" style:display-name="Table1_col4_row26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22" style:display-name="Table1_col4_row22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8" style:display-name="Table1_col3_row8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24" style:display-name="Table1_col3_row24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5-row18" style:display-name="Table1_col5_row18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21" style:display-name="Table1_col2_row21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1" style:display-name="Table1_col4_row1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4-row2" style:display-name="Table1_col4_row2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3" style:display-name="Table1_col4_row3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4" style:display-name="Table1_col4_row4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5" style:display-name="Table1_col4_row5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4-row6" style:display-name="Table1_col4_row6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7" style:display-name="Table1_col4_row7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8" style:display-name="Table1_col4_row8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4-row9" style:display-name="Table1_col4_row9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1" style:display-name="Table1_col2_row1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style style:family="table-cell" style:name="Table1-col6-row24" style:display-name="Table1_col6_row24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2-row22" style:display-name="Table1_col2_row22">
      <style:table-cell-properties style:vertical-align="top" fo:border-left="0.500000pt solid #000000" fo:border-right="0.500000pt solid #000000" fo:border-top="0.500000pt solid #000000" fo:border-bottom="0.500000pt solid #000000"/>
    </style:style>
    <style:style style:family="table-cell" style:name="Table1-col3-row1" style:display-name="Table1_col3_row1">
      <style:table-cell-properties style:vertical-align="top" fo:border-left="0.500000pt solid #000000" fo:border-right="0.500000pt solid #000000" fo:border-top="0.500000pt solid #000000" fo:border-bottom="0.500000pt solid #000000" fo:background-color="#bfbfbf"/>
    </style:style>
    <style:page-layout style:name="PLayout2">
      <style:page-layout-properties fo:margin-top="1.000000in" fo:margin-bottom="1.000000in" fo:margin-left="1.000000in" fo:margin-right="1.000000in"/>
    </style:page-layout>
    <style:page-layout style:name="Standard">
      <style:page-layout-properties fo:margin-top="1.000000in" fo:margin-bottom="1.000000in" fo:margin-left="1.000000in" fo:margin-right="1.000000in"/>
    </style:page-layout>
  </office:automatic-styles>
  <office:body>
    <office:text>
      <text:section text:style-name="Sect1" text:name="Section1">
        <text:p text:style-name="P1">Manuscript evaluation Evolutionary Ecology Research 2014-2015</text:p>
        <table:table table:name="Table1" table:style-name="Table1">
          <table:table-column table:style-name="Table1.col1"/>
          <table:table-column table:style-name="Table1.col2"/>
          <table:table-column table:style-name="Table1.col3"/>
          <table:table-column table:style-name="Table1.col4"/>
          <table:table-column table:style-name="Table1.col5"/>
          <table:table-column table:style-name="Table1.col6"/>
          <table:table-row>
            <table:table-cell table:style-name="Table1_col1_row1">
              <text:p text:style-name="P2"><text:span text:style-name="T1">Abstract</text:span></text:p>
            </table:table-cell>
            <table:table-cell table:style-name="Table1_col2_row1">
              <text:p text:style-name="P2">Fail<text:line-break/> (1-5)</text:p>
            </table:table-cell>
            <table:table-cell table:style-name="Table1_col3_row1">
              <text:p text:style-name="P2">Sufficient (6-7)</text:p>
            </table:table-cell>
            <table:table-cell table:style-name="Table1_col4_row1">
              <text:p text:style-name="P2">Satisfactory (7-8)</text:p>
            </table:table-cell>
            <table:table-cell table:style-name="Table1_col5_row1">
              <text:p text:style-name="P2">Good (8-9)</text:p>
            </table:table-cell>
            <table:table-cell table:style-name="Table1_col6_row1">
              <text:p text:style-name="P2">Excellent (9-10)</text:p>
            </table:table-cell>
          </table:table-row>
          <table:table-row>
            <table:table-cell table:style-name="Table1_col1_row2">
              <text:p text:style-name="P2">Structure </text:p>
            </table:table-cell>
            <table:table-cell table:style-name="Table1_col2_row2">
              <text:p text:style-name="P2"/>
            </table:table-cell>
            <table:table-cell table:style-name="Table1_col3_row2">
              <text:p text:style-name="P2"/>
            </table:table-cell>
            <table:table-cell table:style-name="Table1_col4_row2">
              <text:p text:style-name="P1">X</text:p>
            </table:table-cell>
            <table:table-cell table:style-name="Table1_col5_row2">
              <text:p text:style-name="P2"/>
            </table:table-cell>
            <table:table-cell table:style-name="Table1_col6_row2">
              <text:p text:style-name="P2"/>
            </table:table-cell>
          </table:table-row>
          <table:table-row>
            <table:table-cell table:style-name="Table1_col1_row3">
              <text:p>Clarity and quality of writing </text:p>
            </table:table-cell>
            <table:table-cell table:style-name="Table1_col2_row3">
              <text:p text:style-name="P1"/>
            </table:table-cell>
            <table:table-cell table:style-name="Table1_col3_row3">
              <text:p text:style-name="P2"/>
            </table:table-cell>
            <table:table-cell table:style-name="Table1_col4_row3">
              <text:p text:style-name="P1"/>
            </table:table-cell>
            <table:table-cell table:style-name="Table1_col5_row3">
              <text:p text:style-name="P2">x</text:p>
            </table:table-cell>
            <table:table-cell table:style-name="Table1_col6_row3">
              <text:p text:style-name="P2"/>
            </table:table-cell>
          </table:table-row>
          <table:table-row>
            <table:table-cell table:style-name="Table1_col1_row4">
              <text:p text:style-name="P2"/>
            </table:table-cell>
            <table:table-cell table:style-name="Table1_col2_row4">
              <text:p text:style-name="P1"/>
            </table:table-cell>
            <table:table-cell table:style-name="Table1_col3_row4">
              <text:p text:style-name="P2"/>
            </table:table-cell>
            <table:table-cell table:style-name="Table1_col4_row4">
              <text:p text:style-name="P2"/>
            </table:table-cell>
            <table:table-cell table:style-name="Table1_col5_row4">
              <text:p text:style-name="P2"/>
            </table:table-cell>
            <table:table-cell table:style-name="Table1_col6_row4">
              <text:p text:style-name="P2"/>
            </table:table-cell>
          </table:table-row>
          <table:table-row>
            <table:table-cell table:style-name="Table1_col1_row5">
              <text:p text:style-name="P2"><text:span text:style-name="T1">Introduction </text:span></text:p>
            </table:table-cell>
            <table:table-cell table:style-name="Table1_col2_row5">
              <text:p text:style-name="P2"/>
            </table:table-cell>
            <table:table-cell table:style-name="Table1_col3_row5">
              <text:p text:style-name="P1"/>
            </table:table-cell>
            <table:table-cell table:style-name="Table1_col4_row5">
              <text:p text:style-name="P1"/>
            </table:table-cell>
            <table:table-cell table:style-name="Table1_col5_row5">
              <text:p text:style-name="P1"/>
            </table:table-cell>
            <table:table-cell table:style-name="Table1_col6_row5">
              <text:p text:style-name="P1"/>
            </table:table-cell>
          </table:table-row>
          <table:table-row>
            <table:table-cell table:style-name="Table1_col1_row6">
              <text:p text:style-name="P2">Structure: general to specific</text:p>
            </table:table-cell>
            <table:table-cell table:style-name="Table1_col2_row6">
              <text:p/>
            </table:table-cell>
            <table:table-cell table:style-name="Table1_col3_row6">
              <text:p/>
            </table:table-cell>
            <table:table-cell table:style-name="Table1_col4_row6">
              <text:p>X</text:p>
            </table:table-cell>
            <table:table-cell table:style-name="Table1_col5_row6">
              <text:p text:style-name="P1"/>
            </table:table-cell>
            <table:table-cell table:style-name="Table1_col6_row6">
              <text:p text:style-name="P2"/>
            </table:table-cell>
          </table:table-row>
          <table:table-row>
            <table:table-cell table:style-name="Table1_col1_row7">
              <text:p text:style-name="P2">Motivation of questions</text:p>
            </table:table-cell>
            <table:table-cell table:style-name="Table1_col2_row7">
              <text:p text:style-name="P1"/>
            </table:table-cell>
            <table:table-cell table:style-name="Table1_col3_row7">
              <text:p text:style-name="P2">X</text:p>
            </table:table-cell>
            <table:table-cell table:style-name="Table1_col4_row7">
              <text:p text:style-name="P2"/>
            </table:table-cell>
            <table:table-cell table:style-name="Table1_col5_row7">
              <text:p text:style-name="P2"/>
            </table:table-cell>
            <table:table-cell table:style-name="Table1_col6_row7">
              <text:p text:style-name="P2"/>
            </table:table-cell>
          </table:table-row>
          <table:table-row>
            <table:table-cell table:style-name="Table1_col1_row8">
              <text:p text:style-name="P3">Familiar with relevant literature</text:p>
            </table:table-cell>
            <table:table-cell table:style-name="Table1_col2_row8">
              <text:p>x</text:p>
            </table:table-cell>
            <table:table-cell table:style-name="Table1_col3_row8">
              <text:p/>
            </table:table-cell>
            <table:table-cell table:style-name="Table1_col4_row8">
              <text:p text:style-name="P2"/>
            </table:table-cell>
            <table:table-cell table:style-name="Table1_col5_row8">
              <text:p/>
            </table:table-cell>
            <table:table-cell table:style-name="Table1_col6_row8">
              <text:p text:style-name="P3"/>
            </table:table-cell>
          </table:table-row>
          <table:table-row>
            <table:table-cell table:style-name="Table1_col1_row9">
              <text:p text:style-name="P2">Clarity and quality of writing</text:p>
            </table:table-cell>
            <table:table-cell table:style-name="Table1_col2_row9">
              <text:p/>
            </table:table-cell>
            <table:table-cell table:style-name="Table1_col3_row9">
              <text:p/>
            </table:table-cell>
            <table:table-cell table:style-name="Table1_col4_row9">
              <text:p text:style-name="P2"/>
            </table:table-cell>
            <table:table-cell table:style-name="Table1_col5_row9">
              <text:p text:style-name="P2">x</text:p>
            </table:table-cell>
            <table:table-cell table:style-name="Table1_col6_row9">
              <text:p text:style-name="P3"/>
            </table:table-cell>
          </table:table-row>
          <table:table-row>
            <table:table-cell table:style-name="Table1_col1_row10">
              <text:p/>
            </table:table-cell>
            <table:table-cell table:style-name="Table1_col2_row10">
              <text:p/>
            </table:table-cell>
            <table:table-cell table:style-name="Table1_col3_row10">
              <text:p text:style-name="P2"/>
            </table:table-cell>
            <table:table-cell table:style-name="Table1_col4_row10">
              <text:p/>
            </table:table-cell>
            <table:table-cell table:style-name="Table1_col5_row10">
              <text:p/>
            </table:table-cell>
            <table:table-cell table:style-name="Table1_col6_row10">
              <text:p/>
            </table:table-cell>
          </table:table-row>
          <table:table-row>
            <table:table-cell table:style-name="Table1_col1_row11">
              <text:p text:style-name="P1">Methods</text:p>
            </table:table-cell>
            <table:table-cell table:style-name="Table1_col2_row11">
              <text:p text:style-name="P1"/>
            </table:table-cell>
            <table:table-cell table:style-name="Table1_col3_row11">
              <text:p text:style-name="P1"/>
            </table:table-cell>
            <table:table-cell table:style-name="Table1_col4_row11">
              <text:p text:style-name="P1"/>
            </table:table-cell>
            <table:table-cell table:style-name="Table1_col5_row11">
              <text:p text:style-name="P1"/>
            </table:table-cell>
            <table:table-cell table:style-name="Table1_col6_row11">
              <text:p text:style-name="P1"/>
            </table:table-cell>
          </table:table-row>
          <table:table-row>
            <table:table-cell table:style-name="Table1_col1_row12">
              <text:p text:style-name="P2">Explanation of practical methods</text:p>
            </table:table-cell>
            <table:table-cell table:style-name="Table1_col2_row12">
              <text:p text:style-name="P2"/>
            </table:table-cell>
            <table:table-cell table:style-name="Table1_col3_row12">
              <text:p/>
            </table:table-cell>
            <table:table-cell table:style-name="Table1_col4_row12">
              <text:p text:style-name="P2"/>
            </table:table-cell>
            <table:table-cell table:style-name="Table1_col5_row12">
              <text:p text:style-name="P2">x</text:p>
            </table:table-cell>
            <table:table-cell table:style-name="Table1_col6_row12">
              <text:p text:style-name="P2"/>
            </table:table-cell>
          </table:table-row>
          <table:table-row>
            <table:table-cell table:style-name="Table1_col1_row13">
              <text:p text:style-name="P2">Explanation of statistical methods</text:p>
            </table:table-cell>
            <table:table-cell table:style-name="Table1_col2_row13">
              <text:p text:style-name="P2">x</text:p>
            </table:table-cell>
            <table:table-cell table:style-name="Table1_col3_row13">
              <text:p text:style-name="P2"/>
            </table:table-cell>
            <table:table-cell table:style-name="Table1_col4_row13">
              <text:p text:style-name="P2"/>
            </table:table-cell>
            <table:table-cell table:style-name="Table1_col5_row13">
              <text:p text:style-name="P2"/>
            </table:table-cell>
            <table:table-cell table:style-name="Table1_col6_row13">
              <text:p text:style-name="P2"/>
            </table:table-cell>
          </table:table-row>
          <table:table-row>
            <table:table-cell table:style-name="Table1_col1_row14">
              <text:p text:style-name="P2"/>
            </table:table-cell>
            <table:table-cell table:style-name="Table1_col2_row14">
              <text:p text:style-name="P2"/>
            </table:table-cell>
            <table:table-cell table:style-name="Table1_col3_row14">
              <text:p text:style-name="P2"/>
            </table:table-cell>
            <table:table-cell table:style-name="Table1_col4_row14">
              <text:p text:style-name="P2"/>
            </table:table-cell>
            <table:table-cell table:style-name="Table1_col5_row14">
              <text:p text:style-name="P2"/>
            </table:table-cell>
            <table:table-cell table:style-name="Table1_col6_row14">
              <text:p text:style-name="P2"/>
            </table:table-cell>
          </table:table-row>
          <table:table-row>
            <table:table-cell table:style-name="Table1_col1_row15">
              <text:p text:style-name="P2">Results</text:p>
            </table:table-cell>
            <table:table-cell table:style-name="Table1_col2_row15">
              <text:p text:style-name="P2"/>
            </table:table-cell>
            <table:table-cell table:style-name="Table1_col3_row15">
              <text:p text:style-name="P2"/>
            </table:table-cell>
            <table:table-cell table:style-name="Table1_col4_row15">
              <text:p text:style-name="P2"/>
            </table:table-cell>
            <table:table-cell table:style-name="Table1_col5_row15">
              <text:p text:style-name="P2"/>
            </table:table-cell>
            <table:table-cell table:style-name="Table1_col6_row15">
              <text:p text:style-name="P2"/>
            </table:table-cell>
          </table:table-row>
          <table:table-row>
            <table:table-cell table:style-name="Table1_col1_row16">
              <text:p text:style-name="P2">Technical quality of figures and tables</text:p>
            </table:table-cell>
            <table:table-cell table:style-name="Table1_col2_row16">
              <text:p text:style-name="P2"/>
            </table:table-cell>
            <table:table-cell table:style-name="Table1_col3_row16">
              <text:p text:style-name="P2"/>
            </table:table-cell>
            <table:table-cell table:style-name="Table1_col4_row16">
              <text:p text:style-name="P2"/>
            </table:table-cell>
            <table:table-cell table:style-name="Table1_col5_row16">
              <text:p text:style-name="P2"/>
            </table:table-cell>
            <table:table-cell table:style-name="Table1_col6_row16">
              <text:p text:style-name="P2"/>
            </table:table-cell>
          </table:table-row>
          <table:table-row>
            <table:table-cell table:style-name="Table1_col1_row17">
              <text:p text:style-name="P2">Clarity of results description</text:p>
            </table:table-cell>
            <table:table-cell table:style-name="Table1_col2_row17">
              <text:p text:style-name="P2"/>
            </table:table-cell>
            <table:table-cell table:style-name="Table1_col3_row17">
              <text:p text:style-name="P2">x</text:p>
            </table:table-cell>
            <table:table-cell table:style-name="Table1_col4_row17">
              <text:p text:style-name="P2"/>
            </table:table-cell>
            <table:table-cell table:style-name="Table1_col5_row17">
              <text:p text:style-name="P2"/>
            </table:table-cell>
            <table:table-cell table:style-name="Table1_col6_row17">
              <text:p text:style-name="P2"/>
            </table:table-cell>
          </table:table-row>
          <table:table-row>
            <table:table-cell table:style-name="Table1_col1_row18">
              <text:p text:style-name="P2">Depth of the analysis</text:p>
            </table:table-cell>
            <table:table-cell table:style-name="Table1_col2_row18">
              <text:p text:style-name="P2">x</text:p>
            </table:table-cell>
            <table:table-cell table:style-name="Table1_col3_row18">
              <text:p text:style-name="P2"/>
            </table:table-cell>
            <table:table-cell table:style-name="Table1_col4_row18">
              <text:p text:style-name="P2"/>
            </table:table-cell>
            <table:table-cell table:style-name="Table1_col5_row18">
              <text:p text:style-name="P2"/>
            </table:table-cell>
            <table:table-cell table:style-name="Table1_col6_row18">
              <text:p text:style-name="P2"/>
            </table:table-cell>
          </table:table-row>
          <table:table-row>
            <table:table-cell table:style-name="Table1_col1_row19">
              <text:p text:style-name="P2"/>
            </table:table-cell>
            <table:table-cell table:style-name="Table1_col2_row19">
              <text:p text:style-name="P2"/>
            </table:table-cell>
            <table:table-cell table:style-name="Table1_col3_row19">
              <text:p text:style-name="P2"/>
            </table:table-cell>
            <table:table-cell table:style-name="Table1_col4_row19">
              <text:p text:style-name="P2"/>
            </table:table-cell>
            <table:table-cell table:style-name="Table1_col5_row19">
              <text:p text:style-name="P2"/>
            </table:table-cell>
            <table:table-cell table:style-name="Table1_col6_row19">
              <text:p text:style-name="P2"/>
            </table:table-cell>
          </table:table-row>
          <table:table-row>
            <table:table-cell table:style-name="Table1_col1_row20">
              <text:p text:style-name="P2">Discussion</text:p>
            </table:table-cell>
            <table:table-cell table:style-name="Table1_col2_row20">
              <text:p text:style-name="P1"/>
            </table:table-cell>
            <table:table-cell table:style-name="Table1_col3_row20">
              <text:p text:style-name="P2"/>
            </table:table-cell>
            <table:table-cell table:style-name="Table1_col4_row20">
              <text:p text:style-name="P2"/>
            </table:table-cell>
            <table:table-cell table:style-name="Table1_col5_row20">
              <text:p text:style-name="P2"/>
            </table:table-cell>
            <table:table-cell table:style-name="Table1_col6_row20">
              <text:p text:style-name="P2"/>
            </table:table-cell>
          </table:table-row>
          <table:table-row>
            <table:table-cell table:style-name="Table1_col1_row21">
              <text:p text:style-name="P2">Structure: specific to general</text:p>
            </table:table-cell>
            <table:table-cell table:style-name="Table1_col2_row21">
              <text:p text:style-name="P2"/>
            </table:table-cell>
            <table:table-cell table:style-name="Table1_col3_row21">
              <text:p text:style-name="P2">X</text:p>
            </table:table-cell>
            <table:table-cell table:style-name="Table1_col4_row21">
              <text:p text:style-name="P2"/>
            </table:table-cell>
            <table:table-cell table:style-name="Table1_col5_row21">
              <text:p text:style-name="P2"/>
            </table:table-cell>
            <table:table-cell table:style-name="Table1_col6_row21">
              <text:p text:style-name="P2"/>
            </table:table-cell>
          </table:table-row>
          <table:table-row>
            <table:table-cell table:style-name="Table1_col1_row22">
              <text:p text:style-name="P2">Argumentation skills</text:p>
            </table:table-cell>
            <table:table-cell table:style-name="Table1_col2_row22">
              <text:p text:style-name="P2"/>
            </table:table-cell>
            <table:table-cell table:style-name="Table1_col3_row22">
              <text:p text:style-name="P2">X</text:p>
            </table:table-cell>
            <table:table-cell table:style-name="Table1_col4_row22">
              <text:p text:style-name="P2"/>
            </table:table-cell>
            <table:table-cell table:style-name="Table1_col5_row22">
              <text:p text:style-name="P2"/>
            </table:table-cell>
            <table:table-cell table:style-name="Table1_col6_row22">
              <text:p text:style-name="P2"/>
            </table:table-cell>
          </table:table-row>
          <table:table-row>
            <table:table-cell table:style-name="Table1_col1_row23">
              <text:p text:style-name="P2">Use of references: placing the work <text:s/>in context</text:p>
            </table:table-cell>
            <table:table-cell table:style-name="Table1_col2_row23">
              <text:p text:style-name="P2">X</text:p>
            </table:table-cell>
            <table:table-cell table:style-name="Table1_col3_row23">
              <text:p text:style-name="P2"/>
            </table:table-cell>
            <table:table-cell table:style-name="Table1_col4_row23">
              <text:p text:style-name="P2"/>
            </table:table-cell>
            <table:table-cell table:style-name="Table1_col5_row23">
              <text:p text:style-name="P2"/>
            </table:table-cell>
            <table:table-cell table:style-name="Table1_col6_row23">
              <text:p text:style-name="P2"/>
            </table:table-cell>
          </table:table-row>
          <table:table-row>
            <table:table-cell table:style-name="Table1_col1_row24">
              <text:p text:style-name="P2">Clarity and quality of writing</text:p>
            </table:table-cell>
            <table:table-cell table:style-name="Table1_col2_row24">
              <text:p text:style-name="P2"/>
            </table:table-cell>
            <table:table-cell table:style-name="Table1_col3_row24">
              <text:p text:style-name="P2"/>
            </table:table-cell>
            <table:table-cell table:style-name="Table1_col4_row24">
              <text:p text:style-name="P2">x</text:p>
            </table:table-cell>
            <table:table-cell table:style-name="Table1_col5_row24">
              <text:p text:style-name="P2"/>
            </table:table-cell>
            <table:table-cell table:style-name="Table1_col6_row24">
              <text:p text:style-name="P2"/>
            </table:table-cell>
          </table:table-row>
          <table:table-row>
            <table:table-cell table:style-name="Table1_col1_row25">
              <text:p/>
            </table:table-cell>
            <table:table-cell table:style-name="Table1_col2_row25">
              <text:p text:style-name="P2"/>
            </table:table-cell>
            <table:table-cell table:style-name="Table1_col3_row25">
              <text:p text:style-name="P2"/>
            </table:table-cell>
            <table:table-cell table:style-name="Table1_col4_row25">
              <text:p text:style-name="P2"/>
            </table:table-cell>
            <table:table-cell table:style-name="Table1_col5_row25">
              <text:p text:style-name="P2"/>
            </table:table-cell>
            <table:table-cell table:style-name="Table1_col6_row25">
              <text:p/>
            </table:table-cell>
          </table:table-row>
          <table:table-row>
            <table:table-cell table:style-name="Table1_col1_row26">
              <text:p text:style-name="P2"/>
            </table:table-cell>
            <table:table-cell table:style-name="Table1_col2_row26">
              <text:p text:style-name="P2"/>
            </table:table-cell>
            <table:table-cell table:style-name="Table1_col3_row26">
              <text:p text:style-name="P2"/>
            </table:table-cell>
            <table:table-cell table:style-name="Table1_col4_row26">
              <text:p text:style-name="P2"/>
            </table:table-cell>
            <table:table-cell table:style-name="Table1_col5_row26">
              <text:p text:style-name="P2"/>
            </table:table-cell>
            <table:table-cell table:style-name="Table1_col6_row26">
              <text:p text:style-name="P2"/>
            </table:table-cell>
          </table:table-row>
        </table:table>
        <text:p text:style-name="P1"/>
        <text:p text:style-name="P1"><text:span text:style-name="T1">Student’s strengths:</text:span></text:p>
        <text:p text:style-name="P4"><text:span text:style-name="List-Paragraph"><text:tab/>The idea is original, but also not expected to be true on ecological grounds, or supported by literature that this expectation would be true</text:span></text:p>
        <text:p text:style-name="P1"><text:span text:style-name="T1">Further points for improvement:</text:span></text:p>
        <text:p text:style-name="P4"><text:span text:style-name="List-Paragraph"><text:tab/>Titel page as a bullet list is not a common thing to do</text:span></text:p>
        <text:p text:style-name="P4"><text:span text:style-name="List-Paragraph"><text:tab/>Central hypothesis (redox as a proxy for benthos) is a bit “kort door de bocht” – hence not surprising that no result was found to support it. It can be thought beforehand that different species will be quite different in sensitivity to lack of oxygen</text:span></text:p>
        <text:p text:style-name="P4"><text:span text:style-name="List-Paragraph"><text:tab/>The hypothesis does not link to any existing literature and this is not in general a good idea to do</text:span></text:p>
        <text:p text:style-name="P4"><text:span text:style-name="List-Paragraph"><text:tab/>The statistical method used is not a good one for this question – regression would be better</text:span></text:p>
        <text:p text:style-name="P1"/>
        <text:p text:style-name="P1"><text:span text:style-name="T1">Final grade <text:s/>for the manuscript (1-10): </text:span></text:p>
        <text:p text:style-name="P1"><text:span text:style-name="T1">5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  <style:font-face style:name="Tahoma" svg:font-family="Tahoma"/>
  </office:font-face-decls>
  <office:styles>
    <style:style style:family="text" style:name="Balloon-Text-Char" style:display-name="Balloon Text Char" style:parent-style-name="Default-Paragraph-Font">
      <style:text-properties style:font-name="Tahoma" fo:font-size="8.000000pt"/>
    </style:style>
    <style:style style:family="text" style:name="Default-Paragraph-Font" style:display-name="Default Paragraph Font" style:parent-style-name="Normal"/>
    <style:style style:family="text" style:name="apple-converted-space" style:display-name="apple-converted-space" style:parent-style-name="Default-Paragraph-Font"/>
    <style:style style:family="paragraph" style:name="List-Paragraph" style:display-name="List Paragraph" style:parent-style-name="-Normal">
      <style:paragraph-properties fo:margin-left="36.000000pt"/>
    </style:style>
    <style:style style:family="paragraph" style:name="Table-Grid" style:display-name="Table Grid" style:parent-style-name="Normal-Table">
      <style:paragraph-properties fo:line-height="100%" fo:margin-bottom="0.000000pt" fo:border-left="0.500000pt" fo:border-right="0.500000pt" fo:border-top="0.500000pt" fo:border-bottom="0.500000pt"/>
    </style:style>
    <style:style style:family="paragraph" style:name="Normal" style:display-name="Normal" style:parent-style-name="Normal">
      <style:paragraph-properties fo:line-height="115%" fo:margin-bottom="10.000000pt"/>
      <style:text-properties style:font-name="Times New Roman" fo:font-size="11.000000pt" fo:language="ar" fo:country="SA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Balloon-Text" style:display-name="Balloon Text" style:parent-style-name="-Normal">
      <style:paragraph-properties fo:line-height="100%" fo:margin-bottom="0.000000pt"/>
      <style:text-properties style:font-name="Tahoma" fo:font-size="8.000000pt"/>
    </style:style>
    <style:style style:family="paragraph" style:name="-Normal" style:display-name="_Normal" style:parent-style-name="Normal"/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No-List" style:display-name="No List" style:parent-style-name="Normal"/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-Table" style:display-name="Normal Table" style:parent-style-name="Normal"/>
  </office:styles>
  <office:automatic-styles>
    <style:page-layout style:name="Standard">
      <style:page-layout-properties fo:page-width="8.500000in" fo:page-height="11.000000in" style:print-orientation="portrait" fo:margin-top="1.000000in" fo:margin-bottom="1.000000in" fo:margin-left="1.000000in" fo:margin-right="1.00000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Fri Feb 27 11:50:02 2015
</meta:creation-date>
    <dc:date>Fri Feb 27 11:50:25 2015
</dc:date>
  </office:meta>
</office:document-meta>
</file>